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3"/>
    <style:style style:name="ce30" style:family="table-cell" style:parent-style-name="Default" style:data-style-name="N115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79999999999999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4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8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2-12-08T05:59:00.131301398</dc:date>
    <meta:editing-duration>P4DT1H46M44S</meta:editing-duration>
    <meta:editing-cycles>87</meta:editing-cycles>
    <meta:generator>LibreOffice/7.4.3.2$Linux_X86_64 LibreOffice_project/8d7af0b9f05ca3f6bf3593323f061d3291e2ce28</meta:generator>
    <meta:document-statistic meta:table-count="10" meta:cell-count="859" meta:object-count="0"/>
  </office:meta>
</office:document-meta>
</file>